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marker-start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3.176cm" svg:y="1.905cm">
          <text:p text:style-name="P1"><text:span text:style-name="T1">State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3.176cm" svg:y="6.35cm">
          <text:p text:style-name="P1"><text:span text:style-name="T1">Stat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657cm" svg:height="1.029cm" draw:transform="skewX (-0.214326432144863) rotate (-2.01445902265266) translate (7.88409217056793cm 5.45859544223621cm)" svg:viewBox="0 0 2658 1030" svg:d="m2658-17898c-443-1720-2658-766-2658-766">
          <text:p/>
        </draw:path>
        <draw:path draw:style-name="gr3" draw:text-style-name="P1" draw:layer="layout" svg:width="2.657cm" svg:height="1.027cm" draw:transform="skewX (0.216769893097655) rotate (-1.12538830168692) translate (6.74118479020506cm 2.93623305765339cm)" svg:viewBox="0 0 2658 1028" svg:d="m0-8609c442-1719 2658-762 2658-762">
          <text:p/>
        </draw:path>
        <draw:path draw:style-name="gr2" draw:text-style-name="P1" draw:layer="layout" svg:width="5.035cm" svg:height="1.449cm" draw:transform="skewX (0.0286233997327016) rotate (1.26379291136886) translate (0.284865071949944cm 7.49772773664366cm)" svg:viewBox="0 0 5036 1450" svg:d="m5036 6524c-836-2420-5036-1078-5036-1078">
          <text:p/>
        </draw:path>
        <draw:path draw:style-name="gr3" draw:text-style-name="P1" draw:layer="layout" svg:width="5.035cm" svg:height="1.448cm" draw:transform="skewX (-0.0294960643586987) rotate (1.87832334099594) translate (1.80812993504541cm 12.5448169270986cm)" svg:viewBox="0 0 5036 1449" svg:d="m0-2699c841-2422 5036-1076 5036-1076">
          <text:p/>
        </draw:path>
        <draw:path draw:style-name="gr2" draw:text-style-name="P1" draw:layer="layout" svg:width="1.269cm" svg:height="0.563cm" draw:transform="rotate (-1.57079632679579) translate (5.08099999999989cm 0.634999999999833cm)" svg:viewBox="0 0 1270 564" svg:d="m1270-9598c-1270-1270-1270 0-1270 0">
          <text:p/>
        </draw:path>
        <draw:path draw:style-name="gr3" draw:text-style-name="P1" draw:layer="layout" svg:width="1.269cm" svg:height="0.634cm" draw:transform="rotate (1.5707963267946) translate (3.8810000000008cm 1.90500000000057cm)" svg:viewBox="0 0 1270 635" svg:d="m0 8397c1270-1429 1270 0 1270 0">
          <text:p/>
        </draw:path>
        <draw:path draw:style-name="gr2" draw:text-style-name="P1" draw:layer="layout" svg:width="1.269cm" svg:height="0.596cm" draw:transform="rotate (1.5707963267946) translate (3.80900000000034cm 14.6050000000005cm)" svg:viewBox="0 0 1270 597" svg:d="m1270 8215c-1270-1344-1270 0-1270 0">
          <text:p/>
        </draw:path>
        <draw:path draw:style-name="gr3" draw:text-style-name="P1" draw:layer="layout" svg:width="1.269cm" svg:height="0.672cm" draw:transform="rotate (-1.57079632679579) translate (5.07799999999974cm 13.3349999999998cm)" svg:viewBox="0 0 1270 673" svg:d="m0-9483c1270-1514 1270 0 1270 0">
          <text:p/>
        </draw:path>
        <draw:frame draw:style-name="gr4" draw:text-style-name="P3" draw:layer="layout" svg:width="2.712cm" svg:height="0.954cm" svg:x="5.118cm" svg:y="13.635cm">
          <draw:text-box>
            <text:p><text:span text:style-name="T1">Action 1</text:span></text:p>
          </draw:text-box>
        </draw:frame>
        <draw:frame draw:style-name="gr4" draw:text-style-name="P3" draw:layer="layout" svg:width="2.712cm" svg:height="0.954cm" svg:x="7.62cm" svg:y="4.761cm">
          <draw:text-box>
            <text:p><text:span text:style-name="T1">Action 2</text:span></text:p>
          </draw:text-box>
        </draw:frame>
        <draw:frame draw:style-name="gr4" draw:text-style-name="P3" draw:layer="layout" svg:width="2.712cm" svg:height="0.954cm" svg:x="5.018cm" svg:y="0.651cm">
          <draw:text-box>
            <text:p><text:span text:style-name="T1">Action 2</text:span></text:p>
          </draw:text-box>
        </draw:frame>
        <draw:frame draw:style-name="gr4" draw:text-style-name="P3" draw:layer="layout" svg:width="2.712cm" svg:height="0.954cm" svg:x="1.271cm" svg:y="9.206cm">
          <draw:text-box>
            <text:p><text:span text:style-name="T1">Action 1</text:span></text:p>
          </draw:text-box>
        </draw:frame>
        <draw:custom-shape draw:style-name="gr1" draw:text-style-name="P2" draw:layer="layout" svg:width="2.54cm" svg:height="2.54cm" svg:x="3.176cm" svg:y="10.795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657cm" svg:height="1.029cm" draw:transform="skewX (-0.214326432144863) rotate (-2.01445902265266) translate (7.88409217056792cm 9.90359544223621cm)" svg:viewBox="0 0 2658 1030" svg:d="m2658-21714c-443-1720-2658-766-2658-766">
          <text:p/>
        </draw:path>
        <draw:path draw:style-name="gr3" draw:text-style-name="P1" draw:layer="layout" svg:width="2.657cm" svg:height="1.027cm" draw:transform="skewX (0.216769893097655) rotate (-1.12538830168692) translate (6.74118479020506cm 7.38123305765339cm)" svg:viewBox="0 0 2658 1028" svg:d="m0-4779c442-1719 2658-762 2658-762">
          <text:p/>
        </draw:path>
        <draw:path draw:style-name="gr2" draw:text-style-name="P1" draw:layer="layout" svg:width="2.656cm" svg:height="1.029cm" draw:transform="skewX (-0.21537362969606) rotate (1.12713363093773) translate (1.00793357532745cm 9.78123523638433cm)" svg:viewBox="0 0 2657 1030" svg:d="m2657 11248c-441-1720-2657-767-2657-767">
          <text:p/>
        </draw:path>
        <draw:path draw:style-name="gr3" draw:text-style-name="P1" draw:layer="layout" svg:width="2.658cm" svg:height="1.026cm" draw:transform="skewX (0.216769893097655) rotate (2.01690248360427) translate (2.1520889475427cm 12.3037890661255cm)" svg:viewBox="0 0 2659 1027" svg:d="m0-5707c444-1719 2659-760 2659-760">
          <text:p/>
        </draw:path>
        <draw:frame draw:style-name="gr4" draw:text-style-name="P3" draw:layer="layout" svg:width="2.712cm" svg:height="0.954cm" svg:x="7.62cm" svg:y="9.306cm">
          <draw:text-box>
            <text:p><text:span text:style-name="T1">Action 2</text:span></text:p>
          </draw:text-box>
        </draw:frame>
        <draw:frame draw:style-name="gr4" draw:text-style-name="P3" draw:layer="layout" svg:width="3.88cm" svg:height="0.954cm" svg:x="0.921cm" svg:y="5.08cm">
          <draw:text-box>
            <text:p><text:span text:style-name="T1">Action 1 o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95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7-30T13:49:03</meta:creation-date>
    <meta:editing-duration>PT00H54M58S</meta:editing-duration>
    <meta:editing-cycles>2</meta:editing-cycles>
    <meta:generator>OpenOffice.org/3.2$Linux OpenOffice.org_project/320m12$Build-9483</meta:generator>
    <meta:initial-creator>Bo Morgan</meta:initial-creator>
    <dc:date>2011-07-30T14:59:36</dc:date>
    <dc:creator>Bo Morgan</dc:creator>
    <meta:document-statistic meta:object-count="21"/>
  </office:meta>
</office:document-meta>
</file>